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fo:font-size="14pt" style:font-size-asian="14pt" style:font-size-complex="14pt"/>
    </style:style>
    <style:style style:name="T3" style:parent-style-name="Absatz-Standardschriftart" style:family="text">
      <style:text-properties fo:font-size="9pt" style:font-size-asian="9pt" style:font-size-complex="9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T17" style:parent-style-name="Absatz-Standardschriftart" style:family="text">
      <style:text-properties fo:font-size="7pt" style:font-size-asian="7pt" style:font-size-complex="7pt"/>
    </style:style>
    <style:style style:name="P18" style:parent-style-name="Standard" style:family="paragraph">
      <style:paragraph-properties fo:text-align="center"/>
    </style:style>
    <style:style style:name="T19" style:parent-style-name="Absatz-Standardschriftart" style:family="text">
      <style:text-properties fo:font-size="8pt" style:font-size-asian="8pt" style:font-size-complex="8pt"/>
    </style:style>
    <style:style style:name="P20" style:parent-style-name="Standard" style:family="paragraph">
      <style:paragraph-properties fo:text-align="center"/>
    </style:style>
    <style:style style:name="T21" style:parent-style-name="Absatz-Standardschriftart" style:family="text">
      <style:text-properties fo:font-size="7pt" style:font-size-asian="7pt" style:font-size-complex="7pt"/>
    </style:style>
    <style:style style:name="P22" style:parent-style-name="Standard" style:family="paragraph">
      <style:paragraph-properties fo:text-align="center"/>
    </style:style>
    <style:style style:name="T23" style:parent-style-name="Absatz-Standardschriftart" style:family="text">
      <style:text-properties fo:font-size="8pt" style:font-size-asian="8pt" style:font-size-complex="8pt"/>
    </style:style>
    <style:style style:name="P24" style:parent-style-name="Standard" style:family="paragraph">
      <style:paragraph-properties fo:text-align="center"/>
      <style:text-properties fo:font-size="7pt" style:font-size-asian="7pt" style:font-size-complex="7pt"/>
    </style:style>
    <style:style style:name="P25" style:parent-style-name="Standard" style:family="paragraph">
      <style:paragraph-properties fo:text-align="center"/>
    </style:style>
    <style:style style:name="T26" style:parent-style-name="Absatz-Standardschriftart" style:family="text">
      <style:text-properties fo:font-size="8pt" style:font-size-asian="8pt" style:font-size-complex="8pt"/>
    </style:style>
    <style:style style:name="P27" style:parent-style-name="Standard" style:family="paragraph">
      <style:paragraph-properties fo:text-align="center"/>
      <style:text-properties fo:font-size="6pt" style:font-size-asian="6pt" style:font-size-complex="6pt"/>
    </style:style>
    <style:style style:name="P28" style:parent-style-name="Standard" style:family="paragraph">
      <style:paragraph-properties fo:text-align="center"/>
      <style:text-properties fo:font-size="7pt" style:font-size-asian="7pt" style:font-size-complex="7pt"/>
    </style:style>
    <style:style style:name="P29" style:parent-style-name="Standard" style:family="paragraph">
      <style:paragraph-properties fo:text-align="center"/>
      <style:text-properties fo:font-size="7pt" style:font-size-asian="7pt" style:font-size-complex="7pt"/>
    </style:style>
    <style:style style:name="P30" style:parent-style-name="Standard" style:family="paragraph">
      <style:paragraph-properties fo:text-align="center"/>
      <style:text-properties fo:font-size="7pt" style:font-size-asian="7pt" style:font-size-complex="7pt"/>
    </style:style>
    <style:style style:name="P31" style:parent-style-name="Standard" style:family="paragraph">
      <style:paragraph-properties fo:text-align="center"/>
      <style:text-properties fo:font-size="8pt" style:font-size-asian="8pt" style:font-size-complex="8pt"/>
    </style:style>
    <style:style style:name="P32" style:parent-style-name="Standard" style:family="paragraph">
      <style:paragraph-properties fo:text-align="center"/>
      <style:text-properties fo:font-size="6pt" style:font-size-asian="6pt" style:font-size-complex="6pt"/>
    </style:style>
    <style:style style:name="P33" style:parent-style-name="Standard" style:family="paragraph">
      <style:paragraph-properties fo:text-align="center"/>
    </style:style>
    <style:style style:name="T34" style:parent-style-name="Absatz-Standardschriftart" style:family="text">
      <style:text-properties fo:font-size="7pt" style:font-size-asian="7pt" style:font-size-complex="7pt"/>
    </style:style>
    <style:style style:name="P35" style:parent-style-name="Standard" style:family="paragraph">
      <style:paragraph-properties fo:text-align="center"/>
    </style:style>
    <style:style style:name="T36" style:parent-style-name="Absatz-Standardschriftart" style:family="text">
      <style:text-properties fo:font-size="7pt" style:font-size-asian="7pt" style:font-size-complex="7pt"/>
    </style:style>
    <style:style style:name="T37" style:parent-style-name="Absatz-Standardschriftart" style:family="text">
      <style:text-properties fo:font-size="6pt" style:font-size-asian="6pt" style:font-size-complex="6pt"/>
    </style:style>
    <style:style style:name="P38" style:parent-style-name="Standard" style:family="paragraph">
      <style:paragraph-properties fo:text-align="center"/>
      <style:text-properties fo:font-size="7pt" style:font-size-asian="7pt" style:font-size-complex="7pt"/>
    </style:style>
    <style:style style:name="P39" style:parent-style-name="Standard" style:family="paragraph">
      <style:paragraph-properties fo:text-align="center"/>
    </style:style>
    <style:style style:name="T40" style:parent-style-name="Absatz-Standardschriftart" style:family="text">
      <style:text-properties fo:font-size="7pt" style:font-size-asian="7pt" style:font-size-complex="7pt"/>
    </style:style>
    <style:style style:name="P41" style:parent-style-name="Standard" style:family="paragraph">
      <style:paragraph-properties fo:text-align="center"/>
    </style:style>
    <style:style style:name="T42" style:parent-style-name="Absatz-Standardschriftart" style:family="text">
      <style:text-properties fo:font-size="8pt" style:font-size-asian="8pt" style:font-size-complex="8pt"/>
    </style:style>
    <style:style style:name="P43" style:parent-style-name="Standard" style:family="paragraph">
      <style:paragraph-properties fo:text-align="center"/>
    </style:style>
    <style:style style:name="T44" style:parent-style-name="Absatz-Standardschriftart" style:family="text">
      <style:text-properties fo:font-size="8pt" style:font-size-asian="8pt" style:font-size-complex="8pt"/>
    </style:style>
    <style:style style:name="P45" style:parent-style-name="Standard" style:family="paragraph">
      <style:paragraph-properties fo:text-align="center"/>
    </style:style>
    <style:style style:name="P46" style:parent-style-name="Standard" style:family="paragraph">
      <style:paragraph-properties fo:text-align="center"/>
    </style:style>
    <style:style style:name="T47" style:parent-style-name="Absatz-Standardschriftart" style:family="text">
      <style:text-properties fo:font-size="7pt" style:font-size-asian="7pt" style:font-size-complex="7pt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T50" style:parent-style-name="Absatz-Standardschriftart" style:family="text">
      <style:text-properties fo:font-size="7pt" style:font-size-asian="7pt" style:font-size-complex="7pt"/>
    </style:style>
    <style:style style:name="P51" style:parent-style-name="Standard" style:family="paragraph">
      <style:paragraph-properties fo:text-align="center"/>
    </style:style>
    <style:style style:name="T52" style:parent-style-name="Absatz-Standardschriftart" style:family="text">
      <style:text-properties fo:font-size="8pt" style:font-size-asian="8pt" style:font-size-complex="8pt"/>
    </style:style>
    <style:style style:name="P53" style:parent-style-name="Standard" style:family="paragraph">
      <style:paragraph-properties fo:text-align="center"/>
    </style:style>
    <style:style style:name="T54" style:parent-style-name="Absatz-Standardschriftart" style:family="text">
      <style:text-properties fo:font-size="8pt" style:font-size-asian="8pt" style:font-size-complex="8pt"/>
    </style:style>
    <style:style style:name="P55" style:parent-style-name="Standard" style:family="paragraph">
      <style:paragraph-properties fo:text-align="center"/>
    </style:style>
    <style:style style:name="T56" style:parent-style-name="Absatz-Standardschriftart" style:family="text">
      <style:text-properties fo:font-size="8pt" style:font-size-asian="8pt" style:font-size-complex="8pt"/>
    </style:style>
    <style:style style:family="graphic" style:name="a86">
      <style:graphic-properties style:wrap="run-through" style:run-through="foreground" draw:fill="none" draw:stroke="solid" svg:stroke-width="0.00694in" svg:stroke-color="#000000" draw:marker-end="a8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8">
      <style:graphic-properties style:wrap="run-through" style:run-through="foreground" draw:fill="none" draw:stroke="solid" svg:stroke-width="0.00694in" svg:stroke-color="#000000" draw:marker-end="a8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1">
      <style:graphic-properties style:wrap="run-through" style:run-through="foreground" draw:fill="none" draw:stroke="solid" svg:stroke-width="0.00694in" svg:stroke-color="#000000" draw:marker-end="a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5">
      <style:graphic-properties style:wrap="run-through" style:run-through="foreground" draw:fill="none" draw:stroke="solid" svg:stroke-width="0.00694in" svg:stroke-color="#000000" draw:marker-end="a5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7">
      <style:graphic-properties style:wrap="run-through" style:run-through="foreground" draw:fill="none" draw:stroke="solid" svg:stroke-width="0.00694in" svg:stroke-color="#000000" draw:marker-end="a5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6">
      <style:graphic-properties style:wrap="run-through" style:run-through="foreground" draw:fill="none" draw:stroke="solid" svg:stroke-width="0.00694in" svg:stroke-color="#000000" draw:marker-end="a2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0694in" svg:stroke-color="#000000" draw:marker-end="a2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2">
      <style:graphic-properties style:wrap="run-through" style:run-through="foreground" draw:fill="none" draw:stroke="solid" svg:stroke-width="0.00694in" svg:stroke-color="#000000" draw:marker-end="a9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4">
      <style:graphic-properties style:wrap="run-through" style:run-through="foreground" draw:fill="none" draw:stroke="solid" svg:stroke-width="0.00694in" svg:stroke-color="#000000" draw:marker-end="a9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6">
      <style:graphic-properties style:wrap="run-through" style:run-through="foreground" draw:fill="none" draw:stroke="solid" svg:stroke-width="0.00694in" svg:stroke-color="#000000" draw:marker-end="a9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8">
      <style:graphic-properties style:wrap="run-through" style:run-through="foreground" draw:fill="none" draw:stroke="solid" svg:stroke-width="0.00694in" svg:stroke-color="#000000" draw:marker-end="a9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none" draw:stroke="solid" svg:stroke-width="0.00694in" svg:stroke-color="#000000" draw:marker-end="a6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none" draw:stroke="solid" svg:stroke-width="0.00694in" svg:stroke-color="#000000" draw:marker-end="a6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0">
      <style:graphic-properties style:wrap="run-through" style:run-through="foreground" draw:fill="none" draw:stroke="solid" svg:stroke-width="0.00694in" svg:stroke-color="#000000" draw:marker-end="a9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6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2">
      <style:graphic-properties style:wrap="run-through" style:run-through="foreground" draw:fill="none" draw:stroke="solid" svg:stroke-width="0.00694in" svg:stroke-color="#000000" draw:marker-end="a10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4">
      <style:graphic-properties style:wrap="run-through" style:run-through="foreground" draw:fill="none" draw:stroke="solid" svg:stroke-width="0.00694in" svg:stroke-color="#000000" draw:marker-end="a10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wrap="run-through" style:run-through="foreground" draw:fill="none" draw:stroke="solid" svg:stroke-width="0.00694in" svg:stroke-color="#000000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>
      <style:graphic-properties style:wrap="run-through" style:run-through="foreground" draw:fill="none" draw:stroke="solid" svg:stroke-width="0.00694in" svg:stroke-color="#000000" draw:marker-end="a6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style:wrap="run-through" style:run-through="foreground" draw:fill="none" draw:stroke="solid" svg:stroke-width="0.00694in" svg:stroke-color="#000000" draw:marker-end="a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1">
      <style:graphic-properties style:wrap="run-through" style:run-through="foreground" draw:fill="none" draw:stroke="solid" svg:stroke-width="0.00694in" svg:stroke-color="#000000" draw:marker-end="a7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3">
      <style:graphic-properties style:wrap="run-through" style:run-through="foreground" draw:fill="none" draw:stroke="solid" svg:stroke-width="0.00694in" svg:stroke-color="#000000" draw:marker-end="a7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5">
      <style:graphic-properties style:wrap="run-through" style:run-through="foreground" draw:fill="none" draw:stroke="solid" svg:stroke-width="0.00694in" svg:stroke-color="#000000" draw:marker-end="a7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7">
      <style:graphic-properties style:wrap="run-through" style:run-through="foreground" draw:fill="none" draw:stroke="solid" svg:stroke-width="0.00694in" svg:stroke-color="#000000" draw:marker-end="a7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solid" svg:stroke-width="0.00694in" svg:stroke-color="#000000" draw:marker-end="a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style:wrap="run-through" style:run-through="foreground" draw:fill="none" draw:stroke="solid" svg:stroke-width="0.00694in" svg:stroke-color="#000000" draw:marker-end="a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9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style:wrap="run-through" style:run-through="foreground" draw:fill="none" draw:stroke="solid" svg:stroke-width="0.00694in" svg:stroke-color="#000000" draw:marker-end="a4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" style:vertical-rel="paragraph" style:horizontal-pos="from-left" style:vertical-pos="from-top"/>
    </style:style>
    <style:style style:family="graphic" style:name="a4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ed7d31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4">
      <style:graphic-properties style:wrap="run-through" style:run-through="foreground" draw:fill="none" draw:stroke="solid" svg:stroke-width="0.00694in" svg:stroke-color="#000000" draw:marker-end="a8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1" style:parent-style-name="Graphics">
      <style:graphic-properties fo:wrap-option="wrap" fo:border="0.01389in solid #4472c4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853824" draw:id="id0" draw:style-name="a0" draw:name="Textfeld 99" text:anchor-type="paragraph" svg:x="0in" svg:y="-0.63513in" svg:width="3.98056in" svg:height="0.87708in" style:rel-width="scale" style:rel-height="scale"><draw:text-box><text:p text:style-name="P2">Kritischer Pfad</text:p><text:p text:style-name="Standard">Microcredentials<text:line-break/><text:span text:style-name="T3">Projektmanagement II</text:span></text:p></draw:text-box><svg:title/><svg:desc/></draw:frame><draw:custom-shape svg:x="14.88205in" svg:y="2.42998in" svg:width="1.65069in" svg:height="0.35278in" draw:z-index="251852800" draw:id="id1" draw:style-name="a1" draw:name="Rechteck: gefaltete Ecke 98" text:anchor-type="paragraph"><svg:title/><svg:desc/><text:p text:style-name="Standard">Zeit in<text:s/>Stunden (=150)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2233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8.25111in" svg:y="1.49389in" svg:width="0.29028in" svg:height="0.31528in" draw:z-index="251850752" draw:id="id2" draw:style-name="a2" draw:name="Rechteck: gefaltete Ecke 97" text:anchor-type="paragraph"><svg:title/><svg:desc/><text:p text:style-name="Standard">7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13.48358in" svg:y="1.08852in" svg:width="0.38333in" svg:height="0.31528in" draw:z-index="251848704" draw:id="id3" draw:style-name="a3" draw:name="Rechteck: gefaltete Ecke 96" text:anchor-type="paragraph"><svg:title/><svg:desc/><text:p text:style-name="P4">10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18.83235in" svg:y="1.43711in" svg:width="0.29028in" svg:height="0.31528in" draw:z-index="251846656" draw:id="id4" draw:style-name="a4" draw:name="Rechteck: gefaltete Ecke 95" text:anchor-type="paragraph"><svg:title/><svg:desc/><text:p text:style-name="Standard">3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18.82537in" svg:y="0.65987in" svg:width="0.29028in" svg:height="0.31528in" draw:z-index="251844608" draw:id="id5" draw:style-name="a5" draw:name="Rechteck: gefaltete Ecke 94" text:anchor-type="paragraph"><svg:title/><svg:desc/><text:p text:style-name="Standard">6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17.42532in" svg:y="1.1004in" svg:width="0.29028in" svg:height="0.31528in" draw:z-index="251842560" draw:id="id6" draw:style-name="a6" draw:name="Rechteck: gefaltete Ecke 93" text:anchor-type="paragraph"><svg:title/><svg:desc/><text:p text:style-name="Standard">7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16.19265in" svg:y="1.09987in" svg:width="0.29028in" svg:height="0.31528in" draw:z-index="251840512" draw:id="id7" draw:style-name="a7" draw:name="Rechteck: gefaltete Ecke 92" text:anchor-type="paragraph"><svg:title/><svg:desc/><text:p text:style-name="Standard">6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14.86689in" svg:y="1.06608in" svg:width="0.29028in" svg:height="0.31528in" draw:z-index="251838464" draw:id="id8" draw:style-name="a8" draw:name="Rechteck: gefaltete Ecke 91" text:anchor-type="paragraph"><svg:title/><svg:desc/><text:p text:style-name="Standard">4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12.2043in" svg:y="-0.12061in" svg:width="0.29028in" svg:height="0.31528in" draw:z-index="251836416" draw:id="id9" draw:style-name="a9" draw:name="Rechteck: gefaltete Ecke 90" text:anchor-type="paragraph"><svg:title/><svg:desc/><text:p text:style-name="Standard">5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10.91318in" svg:y="-0.13642in" svg:width="0.29028in" svg:height="0.31528in" draw:z-index="251834368" draw:id="id10" draw:style-name="a10" draw:name="Rechteck: gefaltete Ecke 89" text:anchor-type="paragraph"><svg:title/><svg:desc/><text:p text:style-name="Standard">5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9.4952in" svg:y="1.50688in" svg:width="0.38333in" svg:height="0.31528in" draw:z-index="251832320" draw:id="id11" draw:style-name="a11" draw:name="Rechteck: gefaltete Ecke 88" text:anchor-type="paragraph"><svg:title/><svg:desc/><text:p text:style-name="Standard">12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9.51163in" svg:y="0.65548in" svg:width="0.38333in" svg:height="0.31528in" draw:z-index="251830272" draw:id="id12" draw:style-name="a12" draw:name="Rechteck: gefaltete Ecke 87" text:anchor-type="paragraph"><svg:title/><svg:desc/><text:p text:style-name="P5">25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9.51869in" svg:y="-0.14301in" svg:width="0.38333in" svg:height="0.31528in" draw:z-index="251828224" draw:id="id13" draw:style-name="a13" draw:name="Rechteck: gefaltete Ecke 86" text:anchor-type="paragraph"><svg:title/><svg:desc/><text:p text:style-name="P6">15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9.65103in" svg:y="2.29in" svg:width="0.29028in" svg:height="0.31528in" draw:z-index="251826176" draw:id="id14" draw:style-name="a14" draw:name="Rechteck: gefaltete Ecke 85" text:anchor-type="paragraph"><svg:title/><svg:desc/><text:p text:style-name="P7">5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8.25585in" svg:y="2.30163in" svg:width="0.29028in" svg:height="0.31528in" draw:z-index="251824128" draw:id="id15" draw:style-name="a15" draw:name="Rechteck: gefaltete Ecke 84" text:anchor-type="paragraph"><svg:title/><svg:desc/><text:p text:style-name="Standard">5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8.24419in" svg:y="0.65108in" svg:width="0.29028in" svg:height="0.31528in" draw:z-index="251822080" draw:id="id16" draw:style-name="a16" draw:name="Rechteck: gefaltete Ecke 83" text:anchor-type="paragraph"><svg:title/><svg:desc/><text:p text:style-name="P8">3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8.16547in" svg:y="-0.16985in" svg:width="0.38333in" svg:height="0.31528in" draw:z-index="251820032" draw:id="id17" draw:style-name="a17" draw:name="Rechteck: gefaltete Ecke 82" text:anchor-type="paragraph"><svg:title/><svg:desc/><text:p text:style-name="P9">15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6.94861in" svg:y="1.9092in" svg:width="0.29028in" svg:height="0.31528in" draw:z-index="251817984" draw:id="id18" draw:style-name="a18" draw:name="Rechteck: gefaltete Ecke 81" text:anchor-type="paragraph"><svg:title/><svg:desc/><text:p text:style-name="Standard">2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6.9186in" svg:y="1.02851in" svg:width="0.29028in" svg:height="0.31528in" draw:z-index="251815936" draw:id="id19" draw:style-name="a19" draw:name="Rechteck: gefaltete Ecke 80" text:anchor-type="paragraph"><svg:title/><svg:desc/><text:p text:style-name="P10">3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6.92534in" svg:y="0.25105in" svg:width="0.29028in" svg:height="0.31528in" draw:z-index="251813888" draw:id="id20" draw:style-name="a20" draw:name="Rechteck: gefaltete Ecke 79" text:anchor-type="paragraph"><svg:title/><svg:desc/><text:p text:style-name="P11">3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5.61156in" svg:y="1.04288in" svg:width="0.29028in" svg:height="0.31528in" draw:z-index="251811840" draw:id="id21" draw:style-name="a21" draw:name="Rechteck: gefaltete Ecke 78" text:anchor-type="paragraph"><svg:title/><svg:desc/><text:p text:style-name="P12">3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4.2512in" svg:y="1.09987in" svg:width="0.29028in" svg:height="0.31528in" draw:z-index="251809792" draw:id="id22" draw:style-name="a22" draw:name="Rechteck: gefaltete Ecke 77" text:anchor-type="paragraph"><svg:title/><svg:desc/><text:p text:style-name="P13">1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3.02978in" svg:y="1.06499in" svg:width="0.29028in" svg:height="0.31528in" draw:z-index="251807744" draw:id="id23" draw:style-name="a23" draw:name="Rechteck: gefaltete Ecke 76" text:anchor-type="paragraph"><svg:title/><svg:desc/><text:p text:style-name="P14">2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ustom-shape svg:x="1.6311in" svg:y="1.06179in" svg:width="0.29028in" svg:height="0.31528in" draw:z-index="251805696" draw:id="id24" draw:style-name="a24" draw:name="Rechteck: gefaltete Ecke 75" text:anchor-type="paragraph"><svg:title/><svg:desc/><text:p text:style-name="P15">3</text:p><draw:enhanced-geometry draw:path-stretchpoint-x="21600" draw:path-stretchpoint-y="21600" draw:type="non-primitive" svg:viewBox="0 0 21600 21600" draw:enhanced-path="S M ?f0 ?f2 L ?f1 ?f2 ?f1 ?f12 ?f10 ?f3 ?f0 ?f3 Z N S M ?f10 ?f3 L ?f11 ?f13 ?f1 ?f12 Z N F M ?f10 ?f3 L ?f11 ?f13 ?f1 ?f12 ?f10 ?f3 ?f0 ?f3 ?f0 ?f2 ?f1 ?f2 ?f1 ?f12 N" draw:text-areas="?f0 ?f2 ?f1 ?f12" draw:modifiers="1666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$0"/><draw:equation draw:name="f8" draw:formula="?f6 * ?f7 / 100000"/><draw:equation draw:name="f9" draw:formula="?f8 / 5"/><draw:equation draw:name="f10" draw:formula="?f1 - ?f8"/><draw:equation draw:name="f11" draw:formula="?f10 + ?f9"/><draw:equation draw:name="f12" draw:formula="?f3 - ?f8"/><draw:equation draw:name="f13" draw:formula="?f12 + ?f9"/></draw:enhanced-geometry></draw:custom-shape><draw:connector draw:type="line" svg:x1="19.22476in" svg:y1="0.96528in" svg:x2="19.42059in" svg:y2="0.96528in" draw:z-index="251804672" draw:id="id25" draw:style-name="a26" draw:name="Gerade Verbindung mit Pfeil 97" text:anchor-type="paragraph"><svg:title/><svg:desc/></draw:connector><draw:connector draw:type="line" svg:x1="17.67431in" svg:y1="0.96875in" svg:x2="17.94931in" svg:y2="0.96875in" draw:z-index="251802624" draw:id="id26" draw:style-name="a28" draw:name="Gerade Verbindung mit Pfeil 96" text:anchor-type="paragraph"><svg:title/><svg:desc/></draw:connector><draw:connector draw:type="line" svg:x1="17.95503in" svg:y1="0.57847in" svg:x2="17.95503in" svg:y2="1.32639in" draw:z-index="251800576" draw:id="id27" draw:style-name="a29" draw:name="Gerader Verbinder 95" text:anchor-type="paragraph"><svg:title/><svg:desc/></draw:connector><draw:connector draw:type="line" svg:x1="17.95331in" svg:y1="0.59167in" svg:x2="18.14914in" svg:y2="0.59167in" draw:z-index="251796480" draw:id="id28" draw:style-name="a31" draw:name="Gerade Verbindung mit Pfeil 93" text:anchor-type="paragraph"><svg:title/><svg:desc/></draw:connector><draw:connector draw:type="line" svg:x1="17.95833in" svg:y1="1.33178in" svg:x2="18.15486in" svg:y2="1.33178in" draw:z-index="251798528" draw:id="id29" draw:style-name="a33" draw:name="Gerade Verbindung mit Pfeil 94" text:anchor-type="paragraph"><svg:title/><svg:desc/></draw:connector><draw:connector draw:type="line" svg:x1="19.20833in" svg:y1="0.57239in" svg:x2="19.20833in" svg:y2="1.32031in" draw:z-index="251792384" draw:id="id30" draw:style-name="a34" draw:name="Gerader Verbinder 88" text:anchor-type="paragraph"><svg:title/><svg:desc/></draw:connector><draw:connector draw:type="line" svg:x1="19.03628in" svg:y1="1.32014in" svg:x2="19.19253in" svg:y2="1.32014in" draw:z-index="251793408" draw:id="id31" draw:style-name="a35" draw:name="Gerade Verbindung mit Pfeil 89" text:anchor-type="paragraph"><svg:title/><svg:desc/></draw:connector><draw:connector draw:type="line" svg:x1="19.02639in" svg:y1="0.5875in" svg:x2="19.22292in" svg:y2="0.5875in" draw:z-index="251794432" draw:id="id32" draw:style-name="a36" draw:name="Gerade Verbindung mit Pfeil 90" text:anchor-type="paragraph"><svg:title/><svg:desc/></draw:connector><draw:frame draw:z-index="251694080" draw:id="id33" draw:style-name="a37" draw:name="Textfeld 3" text:anchor-type="paragraph" svg:x="18.16458in" svg:y="1.09808in" svg:width="0.86389in" svg:height="0.4375in" style:rel-width="scale" style:rel-height="scale"><draw:text-box><text:p text:style-name="P16"><text:span text:style-name="T17">Abschlussmeeting</text:span></text:p></draw:text-box><svg:title/><svg:desc/></draw:frame><draw:frame draw:z-index="251717632" draw:id="id34" draw:style-name="a38" draw:name="Textfeld 3" text:anchor-type="paragraph" svg:x="18.1625in" svg:y="0.36997in" svg:width="0.86389in" svg:height="0.4375in" style:rel-width="scale" style:rel-height="scale"><draw:text-box><text:p text:style-name="P18"><text:span text:style-name="T19">Reflexion</text:span></text:p></draw:text-box><svg:title/><svg:desc/></draw:frame><draw:connector draw:type="line" svg:x1="8.79722in" svg:y1="1.37261in" svg:x2="8.95416in" svg:y2="1.37261in" draw:z-index="251774976" draw:id="id35" draw:style-name="a40" draw:name="Gerade Verbindung mit Pfeil 70" text:anchor-type="paragraph"><svg:title/><svg:desc/></draw:connector><draw:connector draw:type="line" svg:x1="8.44306in" svg:y1="1.37469in" svg:x2="8.78542in" svg:y2="1.37469in" draw:z-index="251771904" draw:id="id36" draw:style-name="a42" draw:name="Gerade Verbindung mit Pfeil 68" text:anchor-type="paragraph"><svg:title/><svg:desc/></draw:connector><draw:connector draw:type="standard" svg:x1="12.38403in" svg:y1="-0.26863in" svg:x2="12.83681in" svg:y2="0.97026in" draw:z-index="251790336" draw:id="id37" draw:style-name="a43" draw:name="Verbinder: gewinkelt 86" text:anchor-type="paragraph"><svg:title/><svg:desc/></draw:connector><draw:connector draw:type="line" svg:x1="9.99444in" svg:y1="0.97014in" svg:x2="12.82847in" svg:y2="0.97014in" draw:z-index="251728896" draw:id="id38" draw:style-name="a45" draw:name="Gerade Verbindung mit Pfeil 32" text:anchor-type="paragraph"><svg:title/><svg:desc/></draw:connector><draw:connector draw:type="line" svg:x1="10.78321in" svg:y1="0.55972in" svg:x2="10.78321in" svg:y2="2.20139in" draw:z-index="251789312" draw:id="id39" draw:style-name="a46" draw:name="Gerader Verbinder 85" text:anchor-type="paragraph"><svg:title/><svg:desc/></draw:connector><draw:connector draw:type="line" svg:x1="9.83542in" svg:y1="0.54375in" svg:x2="9.99167in" svg:y2="0.54375in" draw:z-index="251785216" draw:id="id40" draw:style-name="a47" draw:name="Gerade Verbindung mit Pfeil 82" text:anchor-type="paragraph"><svg:title/><svg:desc/></draw:connector><draw:connector draw:type="line" svg:x1="9.83194in" svg:y1="1.35417in" svg:x2="9.98888in" svg:y2="1.35417in" draw:z-index="251786240" draw:id="id41" draw:style-name="a48" draw:name="Gerade Verbindung mit Pfeil 83" text:anchor-type="paragraph"><svg:title/><svg:desc/></draw:connector><draw:connector draw:type="line" svg:x1="9.82778in" svg:y1="2.17304in" svg:x2="9.98403in" svg:y2="2.17304in" draw:z-index="251787264" draw:id="id42" draw:style-name="a49" draw:name="Gerade Verbindung mit Pfeil 84" text:anchor-type="paragraph"><svg:title/><svg:desc/></draw:connector><draw:connector draw:type="line" svg:x1="9.81667in" svg:y1="-0.24236in" svg:x2="10.20903in" svg:y2="-0.24236in" draw:z-index="251783168" draw:id="id43" draw:style-name="a51" draw:name="Gerade Verbindung mit Pfeil 75" text:anchor-type="paragraph"><svg:title/><svg:desc/></draw:connector><draw:frame draw:z-index="251681792" draw:id="id44" draw:style-name="a52" draw:name="Textfeld 3" text:anchor-type="paragraph" svg:x="10.20556in" svg:y="-0.4625in" svg:width="0.86389in" svg:height="0.4375in" style:rel-width="scale" style:rel-height="scale"><draw:text-box><text:p text:style-name="P20"><text:span text:style-name="T21">Datenbank einrichten</text:span></text:p></draw:text-box><svg:title/><svg:desc/></draw:frame><draw:frame draw:z-index="251683840" draw:id="id45" draw:style-name="a53" draw:name="Textfeld 3" text:anchor-type="paragraph" svg:x="11.51944in" svg:y="-0.46181in" svg:width="0.86389in" svg:height="0.4375in" style:rel-width="scale" style:rel-height="scale"><draw:text-box><text:p text:style-name="P22"><text:span text:style-name="T23">Daten einpflegen</text:span></text:p></draw:text-box><svg:title/><svg:desc/></draw:frame><draw:connector draw:type="line" svg:x1="11.06528in" svg:y1="-0.22917in" svg:x2="11.525in" svg:y2="-0.22917in" draw:z-index="251726848" draw:id="id46" draw:style-name="a55" draw:name="Gerade Verbindung mit Pfeil 31" text:anchor-type="paragraph"><svg:title/><svg:desc/></draw:connector><draw:connector draw:type="line" svg:x1="8.62917in" svg:y1="-0.2625in" svg:x2="8.94306in" svg:y2="-0.2625in" draw:z-index="251781120" draw:id="id47" draw:style-name="a57" draw:name="Gerade Verbindung mit Pfeil 74" text:anchor-type="paragraph"><svg:title/><svg:desc/></draw:connector><draw:connector draw:type="line" svg:x1="8.60833in" svg:y1="-0.26458in" svg:x2="8.60833in" svg:y2="0.56181in" draw:z-index="251778048" draw:id="id48" draw:style-name="a58" draw:name="Gerader Verbinder 72" text:anchor-type="paragraph"><svg:title/><svg:desc/></draw:connector><draw:connector draw:type="line" svg:x1="8.45694in" svg:y1="-0.26944in" svg:x2="8.61388in" svg:y2="-0.26944in" draw:z-index="251779072" draw:id="id49" draw:style-name="a59" draw:name="Gerade Verbindung mit Pfeil 73" text:anchor-type="paragraph"><svg:title/><svg:desc/></draw:connector><draw:connector draw:type="line" svg:x1="8.80069in" svg:y1="0.53333in" svg:x2="8.95763in" svg:y2="0.53333in" draw:z-index="251773952" draw:id="id50" draw:style-name="a61" draw:name="Gerade Verbindung mit Pfeil 69" text:anchor-type="paragraph"><svg:title/><svg:desc/></draw:connector><draw:connector draw:type="line" svg:x1="8.79306in" svg:y1="2.1625in" svg:x2="8.94931in" svg:y2="2.1625in" draw:z-index="251776000" draw:id="id51" draw:style-name="a63" draw:name="Gerade Verbindung mit Pfeil 71" text:anchor-type="paragraph"><svg:title/><svg:desc/></draw:connector><draw:connector draw:type="line" svg:x1="8.77847in" svg:y1="0.525in" svg:x2="8.77847in" svg:y2="2.17778in" draw:z-index="251766784" draw:id="id52" draw:style-name="a64" draw:name="Gerader Verbinder 63" text:anchor-type="paragraph"><svg:title/><svg:desc/></draw:connector><draw:connector draw:type="line" svg:x1="8.6125in" svg:y1="1.37639in" svg:x2="8.6125in" svg:y2="2.20278in" draw:z-index="251767808" draw:id="id53" draw:style-name="a65" draw:name="Gerader Verbinder 64" text:anchor-type="paragraph"><svg:title/><svg:desc/></draw:connector><draw:connector draw:type="line" svg:x1="8.45694in" svg:y1="2.19028in" svg:x2="8.61388in" svg:y2="2.19028in" draw:z-index="251770880" draw:id="id54" draw:style-name="a66" draw:name="Gerade Verbindung mit Pfeil 67" text:anchor-type="paragraph"><svg:title/><svg:desc/></draw:connector><draw:connector draw:type="line" svg:x1="8.46458in" svg:y1="0.56111in" svg:x2="8.62152in" svg:y2="0.56111in" draw:z-index="251768832" draw:id="id55" draw:style-name="a67" draw:name="Gerade Verbindung mit Pfeil 65" text:anchor-type="paragraph"><svg:title/><svg:desc/></draw:connector><draw:connector draw:type="line" svg:x1="7.42846in" svg:y1="-0.27102in" svg:x2="7.58471in" svg:y2="-0.27102in" draw:z-index="251764736" draw:id="id56" draw:style-name="a69" draw:name="Gerade Verbindung mit Pfeil 50" text:anchor-type="paragraph"><svg:title/><svg:desc/></draw:connector><draw:connector draw:type="line" svg:x1="7.41176in" svg:y1="0.5769in" svg:x2="7.5687in" svg:y2="0.5769in" draw:z-index="251762688" draw:id="id57" draw:style-name="a71" draw:name="Gerade Verbindung mit Pfeil 49" text:anchor-type="paragraph"><svg:title/><svg:desc/></draw:connector><draw:connector draw:type="line" svg:x1="7.42113in" svg:y1="2.20187in" svg:x2="7.57738in" svg:y2="2.20187in" draw:z-index="251760640" draw:id="id58" draw:style-name="a73" draw:name="Gerade Verbindung mit Pfeil 48" text:anchor-type="paragraph"><svg:title/><svg:desc/></draw:connector><draw:connector draw:type="line" svg:x1="7.43605in" svg:y1="1.35539in" svg:x2="7.59299in" svg:y2="1.35539in" draw:z-index="251758592" draw:id="id59" draw:style-name="a75" draw:name="Gerade Verbindung mit Pfeil 47" text:anchor-type="paragraph"><svg:title/><svg:desc/></draw:connector><draw:connector draw:type="line" svg:x1="7.27953in" svg:y1="0.97052in" svg:x2="7.43578in" svg:y2="0.97052in" draw:z-index="251756544" draw:id="id60" draw:style-name="a77" draw:name="Gerade Verbindung mit Pfeil 46" text:anchor-type="paragraph"><svg:title/><svg:desc/></draw:connector><draw:connector draw:type="line" svg:x1="7.10722in" svg:y1="1.78978in" svg:x2="7.26416in" svg:y2="1.78978in" draw:z-index="251754496" draw:id="id61" draw:style-name="a78" draw:name="Gerade Verbindung mit Pfeil 45" text:anchor-type="paragraph"><svg:title/><svg:desc/></draw:connector><draw:connector draw:type="line" svg:x1="7.11175in" svg:y1="0.97101in" svg:x2="7.268in" svg:y2="0.97101in" draw:z-index="251752448" draw:id="id62" draw:style-name="a79" draw:name="Gerade Verbindung mit Pfeil 44" text:anchor-type="paragraph"><svg:title/><svg:desc/></draw:connector><draw:connector draw:type="line" svg:x1="7.11492in" svg:y1="0.16042in" svg:x2="7.27117in" svg:y2="0.16042in" draw:z-index="251750400" draw:id="id63" draw:style-name="a80" draw:name="Gerade Verbindung mit Pfeil 43" text:anchor-type="paragraph"><svg:title/><svg:desc/></draw:connector><draw:connector draw:type="line" svg:x1="7.27222in" svg:y1="0.14931in" svg:x2="7.27222in" svg:y2="1.79098in" draw:z-index="251748352" draw:id="id64" draw:style-name="a81" draw:name="Gerader Verbinder 42" text:anchor-type="paragraph"><svg:title/><svg:desc/></draw:connector><draw:connector draw:type="line" svg:x1="7.42847in" svg:y1="-0.27153in" svg:x2="7.42847in" svg:y2="2.20764in" draw:z-index="251746304" draw:id="id65" draw:style-name="a82" draw:name="Gerader Verbinder 41" text:anchor-type="paragraph"><svg:title/><svg:desc/></draw:connector><draw:connector draw:type="line" svg:x1="6.00758in" svg:y1="0.14272in" svg:x2="6.26244in" svg:y2="0.14272in" draw:z-index="251744256" draw:id="id66" draw:style-name="a84" draw:name="Gerade Verbindung mit Pfeil 40" text:anchor-type="paragraph"><svg:title/><svg:desc/></draw:connector><draw:connector draw:type="line" svg:x1="6.00875in" svg:y1="0.9724in" svg:x2="6.26431in" svg:y2="0.9724in" draw:z-index="251742208" draw:id="id67" draw:style-name="a86" draw:name="Gerade Verbindung mit Pfeil 39" text:anchor-type="paragraph"><svg:title/><svg:desc/></draw:connector><draw:connector draw:type="line" svg:x1="6.00278in" svg:y1="1.78925in" svg:x2="6.25764in" svg:y2="1.78925in" draw:z-index="251740160" draw:id="id68" draw:style-name="a88" draw:name="Gerade Verbindung mit Pfeil 38" text:anchor-type="paragraph"><svg:title/><svg:desc/></draw:connector><draw:connector draw:type="line" svg:x1="6.01075in" svg:y1="0.15069in" svg:x2="6.01075in" svg:y2="1.79305in" draw:z-index="251738112" draw:id="id69" draw:style-name="a89" draw:name="Gerader Verbinder 37" text:anchor-type="paragraph"><svg:title/><svg:desc/></draw:connector><draw:connector draw:type="line" svg:x1="5.77292in" svg:y1="0.97153in" svg:x2="6.00834in" svg:y2="0.97153in" draw:z-index="251737088" draw:id="id70" draw:style-name="a90" draw:name="Gerade Verbindung mit Pfeil 36" text:anchor-type="paragraph"><svg:title/><svg:desc/></draw:connector><draw:connector draw:type="line" svg:x1="16.33337in" svg:y1="0.97077in" svg:x2="16.79379in" svg:y2="0.97077in" draw:z-index="251735040" draw:id="id71" draw:style-name="a92" draw:name="Gerade Verbindung mit Pfeil 35" text:anchor-type="paragraph"><svg:title/><svg:desc/></draw:connector><draw:connector draw:type="line" svg:x1="15.00797in" svg:y1="0.97077in" svg:x2="15.46769in" svg:y2="0.97077in" draw:z-index="251732992" draw:id="id72" draw:style-name="a94" draw:name="Gerade Verbindung mit Pfeil 34" text:anchor-type="paragraph"><svg:title/><svg:desc/></draw:connector><draw:connector draw:type="line" svg:x1="13.70422in" svg:y1="0.97077in" svg:x2="14.16464in" svg:y2="0.97077in" draw:z-index="251730944" draw:id="id73" draw:style-name="a96" draw:name="Gerade Verbindung mit Pfeil 33" text:anchor-type="paragraph"><svg:title/><svg:desc/></draw:connector><draw:connector draw:type="line" svg:x1="4.46009in" svg:y1="0.96661in" svg:x2="4.92051in" svg:y2="0.96661in" draw:z-index="251724800" draw:id="id74" draw:style-name="a98" draw:name="Gerade Verbindung mit Pfeil 30" text:anchor-type="paragraph"><svg:title/><svg:desc/></draw:connector><draw:connector draw:type="line" svg:x1="3.13586in" svg:y1="0.96661in" svg:x2="3.59628in" svg:y2="0.96661in" draw:z-index="251722752" draw:id="id75" draw:style-name="a100" draw:name="Gerade Verbindung mit Pfeil 29" text:anchor-type="paragraph"><svg:title/><svg:desc/></draw:connector><draw:connector draw:type="line" svg:x1="1.81807in" svg:y1="0.96661in" svg:x2="2.27849in" svg:y2="0.96661in" draw:z-index="251720704" draw:id="id76" draw:style-name="a102" draw:name="Gerade Verbindung mit Pfeil 28" text:anchor-type="paragraph"><svg:title/><svg:desc/></draw:connector><draw:connector draw:type="line" svg:x1="0.50261in" svg:y1="0.97003in" svg:x2="0.96303in" svg:y2="0.97003in" draw:z-index="251718656" draw:id="id77" draw:style-name="a104" draw:name="Gerade Verbindung mit Pfeil 27" text:anchor-type="paragraph"><svg:title/><svg:desc/></draw:connector><draw:frame draw:z-index="251712512" draw:id="id78" draw:style-name="a105" draw:name="Textfeld 3" text:anchor-type="paragraph" svg:x="8.95417in" svg:y="1.15278in" svg:width="0.86389in" svg:height="0.4375in" style:rel-width="scale" style:rel-height="scale"><draw:text-box><text:p text:style-name="P24">Design Prototyp</text:p></draw:text-box><svg:title/><svg:desc/></draw:frame><draw:frame draw:z-index="251713536" draw:id="id79" draw:style-name="a106" draw:name="Textfeld 3" text:anchor-type="paragraph" svg:x="8.95625in" svg:y="0.34653in" svg:width="0.86389in" svg:height="0.4375in" style:rel-width="scale" style:rel-height="scale"><draw:text-box><text:p text:style-name="P25"><text:span text:style-name="T26">Coding</text:span></text:p></draw:text-box><svg:title/><svg:desc/></draw:frame><draw:frame draw:z-index="251714560" draw:id="id80" draw:style-name="a107" draw:name="Textfeld 24" text:anchor-type="paragraph" svg:x="8.94722in" svg:y="-0.46042in" svg:width="0.86389in" svg:height="0.4375in" style:rel-width="scale" style:rel-height="scale"><draw:text-box><text:p text:style-name="P27">Datenverarbeitung</text:p></draw:text-box><svg:title/><svg:desc/></draw:frame><draw:frame draw:z-index="251715584" draw:id="id81" draw:style-name="a108" draw:name="Textfeld 3" text:anchor-type="paragraph" svg:x="8.95151in" svg:y="1.96181in" svg:width="0.86389in" svg:height="0.4375in" style:rel-width="scale" style:rel-height="scale"><draw:text-box><text:p text:style-name="P28">Dokumentation</text:p></draw:text-box><svg:title/><svg:desc/></draw:frame><draw:frame draw:z-index="251708416" draw:id="id82" draw:style-name="a109" draw:name="Textfeld 3" text:anchor-type="paragraph" svg:x="6.26042in" svg:y="1.49792in" svg:width="0.86389in" svg:height="0.4375in" style:rel-width="scale" style:rel-height="scale"><draw:text-box><text:p text:style-name="P29">Ressourcen</text:p></draw:text-box><svg:title/><svg:desc/></draw:frame><draw:frame draw:z-index="251707392" draw:id="id83" draw:style-name="a110" draw:name="Textfeld 3" text:anchor-type="paragraph" svg:x="6.26042in" svg:y="-0.00208in" svg:width="0.86389in" svg:height="0.4375in" style:rel-width="scale" style:rel-height="scale"><draw:text-box><text:p text:style-name="P30">Kritischer Pfad</text:p></draw:text-box><svg:title/><svg:desc/></draw:frame><draw:frame draw:z-index="251710464" draw:id="id84" draw:style-name="a111" draw:name="Textfeld 3" text:anchor-type="paragraph" svg:x="7.57569in" svg:y="1.96111in" svg:width="0.86389in" svg:height="0.4375in" style:rel-width="scale" style:rel-height="scale"><draw:text-box><text:p text:style-name="P31">Framework</text:p></draw:text-box><svg:title/><svg:desc/></draw:frame><draw:frame draw:z-index="251709440" draw:id="id85" draw:style-name="a112" draw:name="Textfeld 3" text:anchor-type="paragraph" svg:x="7.57153in" svg:y="-0.46181in" svg:width="0.86389in" svg:height="0.4375in" style:rel-width="scale" style:rel-height="scale"><draw:text-box><text:p text:style-name="P32">Wissensaneignung</text:p></draw:text-box><svg:title/><svg:desc/></draw:frame><draw:frame draw:z-index="251706368" draw:id="id86" draw:style-name="a113" draw:name="Textfeld 3" text:anchor-type="paragraph" svg:x="7.57986in" svg:y="0.34514in" svg:width="0.86389in" svg:height="0.4375in" style:rel-width="scale" style:rel-height="scale"><draw:text-box><text:p text:style-name="P33"><text:span text:style-name="T34">Programmiersprache</text:span></text:p></draw:text-box><svg:title/><svg:desc/></draw:frame><draw:frame draw:z-index="251704320" draw:id="id87" draw:style-name="a114" draw:name="Textfeld 3" text:anchor-type="paragraph" svg:x="7.57847in" svg:y="1.15139in" svg:width="0.86389in" svg:height="0.4375in" style:rel-width="scale" style:rel-height="scale"><draw:text-box><text:p text:style-name="P35"><text:span text:style-name="T36">Literatur<text:s/></text:span><text:span text:style-name="T37">Microcredentials</text:span></text:p></draw:text-box><svg:title/><svg:desc/></draw:frame><draw:frame draw:z-index="251663360" draw:id="id88" draw:style-name="a115" draw:name="Textfeld 3" text:anchor-type="paragraph" svg:x="0.96458in" svg:y="0.74583in" svg:width="0.86389in" svg:height="0.4375in" style:rel-width="scale" style:rel-height="scale"><draw:text-box><text:p text:style-name="P38">Team Organisation</text:p></draw:text-box><svg:title/><svg:desc/></draw:frame><draw:frame draw:z-index="251669504" draw:id="id89" draw:style-name="a116" draw:name="Textfeld 3" text:anchor-type="paragraph" svg:x="2.28264in" svg:y="0.74583in" svg:width="0.86389in" svg:height="0.4375in" style:rel-width="scale" style:rel-height="scale"><draw:text-box><text:p text:style-name="P39"><text:span text:style-name="T40">Zieldefinition</text:span></text:p></draw:text-box><svg:title/><svg:desc/></draw:frame><draw:frame draw:z-index="251671552" draw:id="id90" draw:style-name="a117" draw:name="Textfeld 3" text:anchor-type="paragraph" svg:x="3.59931in" svg:y="0.74583in" svg:width="0.86389in" svg:height="0.4375in" style:rel-width="scale" style:rel-height="scale"><draw:text-box><text:p text:style-name="P41"><text:span text:style-name="T42">Werkzeuge</text:span></text:p></draw:text-box><svg:title/><svg:desc/></draw:frame><draw:frame draw:z-index="251673600" draw:id="id91" draw:style-name="a118" draw:name="Textfeld 3" text:anchor-type="paragraph" svg:x="4.91667in" svg:y="0.74583in" svg:width="0.86389in" svg:height="0.4375in" style:rel-width="scale" style:rel-height="scale"><draw:text-box><text:p text:style-name="P43"><text:span text:style-name="T44">PSP</text:span></text:p></draw:text-box><svg:title/><svg:desc/></draw:frame><draw:frame draw:z-index="251661312" draw:id="id92" draw:style-name="a119" draw:name="Textfeld 3" text:anchor-type="paragraph" svg:x="-0.57153in" svg:y="0.73542in" svg:width="1.07292in" svg:height="0.44792in" style:rel-width="scale" style:rel-height="scale"><draw:text-box><text:p text:style-name="P45">Projektstart</text:p></draw:text-box><svg:title/><svg:desc/></draw:frame><draw:frame draw:z-index="251675648" draw:id="id93" draw:style-name="a120" draw:name="Textfeld 3" text:anchor-type="paragraph" svg:x="6.25694in" svg:y="0.75in" svg:width="0.86389in" svg:height="0.4375in" style:rel-width="scale" style:rel-height="scale"><draw:text-box><text:p text:style-name="P46"><text:span text:style-name="T47">Zeitplanung</text:span></text:p></draw:text-box><svg:title/><svg:desc/></draw:frame><draw:frame draw:z-index="251696128" draw:id="id94" draw:style-name="a121" draw:name="Textfeld 3" text:anchor-type="paragraph" svg:x="19.44167in" svg:y="0.73611in" svg:width="1.07292in" svg:height="0.44792in" style:rel-width="scale" style:rel-height="scale"><draw:text-box><text:p text:style-name="P48">Projektende</text:p></draw:text-box><svg:title/><svg:desc/></draw:frame><draw:frame draw:z-index="251692032" draw:id="id95" draw:style-name="a122" draw:name="Textfeld 3" text:anchor-type="paragraph" svg:x="16.80347in" svg:y="0.73958in" svg:width="0.86389in" svg:height="0.4375in" style:rel-width="scale" style:rel-height="scale"><draw:text-box><text:p text:style-name="P49"><text:span text:style-name="T50">Präsentation &amp;&amp; Übergabe</text:span></text:p></draw:text-box><svg:title/><svg:desc/></draw:frame><draw:frame draw:z-index="251689984" draw:id="id96" draw:style-name="a123" draw:name="Textfeld 3" text:anchor-type="paragraph" svg:x="15.48542in" svg:y="0.73958in" svg:width="0.86389in" svg:height="0.4375in" style:rel-width="scale" style:rel-height="scale"><draw:text-box><text:p text:style-name="P51"><text:span text:style-name="T52">Präsentation erstellen</text:span></text:p></draw:text-box><svg:title/><svg:desc/></draw:frame><draw:frame draw:z-index="251687936" draw:id="id97" draw:style-name="a124" draw:name="Textfeld 3" text:anchor-type="paragraph" svg:x="14.15764in" svg:y="0.73889in" svg:width="0.86389in" svg:height="0.4375in" style:rel-width="scale" style:rel-height="scale"><draw:text-box><text:p text:style-name="P53"><text:span text:style-name="T54">Rücksprache</text:span></text:p></draw:text-box><svg:title/><svg:desc/></draw:frame><draw:frame draw:z-index="251685888" draw:id="id98" draw:style-name="a125" draw:name="Textfeld 3" text:anchor-type="paragraph" svg:x="12.83958in" svg:y="0.73889in" svg:width="0.86389in" svg:height="0.4375in" style:rel-width="scale" style:rel-height="scale"><draw:text-box><text:p text:style-name="P55"><text:span text:style-name="T56">Testing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74" svg:viewBox="0 0 20 30" svg:d="m10 0-10 30h20z"/>
    <draw:marker draw:name="a39" svg:viewBox="0 0 20 30" svg:d="m10 0-10 30h20z"/>
    <draw:marker draw:name="a76" svg:viewBox="0 0 20 30" svg:d="m10 0-10 30h20z"/>
    <draw:marker draw:name="a101" svg:viewBox="0 0 20 30" svg:d="m10 0-10 30h20z"/>
    <draw:marker draw:name="a60" svg:viewBox="0 0 20 30" svg:d="m10 0-10 30h20z"/>
    <draw:marker draw:name="a103" svg:viewBox="0 0 20 30" svg:d="m10 0-10 30h20z"/>
    <draw:marker draw:name="a25" svg:viewBox="0 0 20 30" svg:d="m10 0-10 30h20z"/>
    <draw:marker draw:name="a62" svg:viewBox="0 0 20 30" svg:d="m10 0-10 30h20z"/>
    <draw:marker draw:name="a27" svg:viewBox="0 0 20 30" svg:d="m10 0-10 30h20z"/>
    <draw:marker draw:name="a68" svg:viewBox="0 0 20 30" svg:d="m10 0-10 30h20z"/>
    <draw:marker draw:name="a50" svg:viewBox="0 0 20 30" svg:d="m10 0-10 30h20z"/>
    <draw:marker draw:name="a54" svg:viewBox="0 0 20 30" svg:d="m10 0-10 30h20z"/>
    <draw:marker draw:name="a91" svg:viewBox="0 0 20 30" svg:d="m10 0-10 30h20z"/>
    <draw:marker draw:name="a56" svg:viewBox="0 0 20 30" svg:d="m10 0-10 30h20z"/>
    <draw:marker draw:name="a93" svg:viewBox="0 0 20 30" svg:d="m10 0-10 30h20z"/>
    <draw:marker draw:name="a95" svg:viewBox="0 0 20 30" svg:d="m10 0-10 30h20z"/>
    <draw:marker draw:name="a97" svg:viewBox="0 0 20 30" svg:d="m10 0-10 30h20z"/>
    <draw:marker draw:name="a41" svg:viewBox="0 0 20 30" svg:d="m10 0-10 30h20z"/>
    <draw:marker draw:name="a99" svg:viewBox="0 0 20 30" svg:d="m10 0-10 30h20z"/>
    <draw:marker draw:name="a44" svg:viewBox="0 0 20 30" svg:d="m10 0-10 30h20z"/>
    <draw:marker draw:name="a83" svg:viewBox="0 0 20 30" svg:d="m10 0-10 30h20z"/>
    <draw:marker draw:name="a85" svg:viewBox="0 0 20 30" svg:d="m10 0-10 30h20z"/>
    <draw:marker draw:name="a30" svg:viewBox="0 0 20 30" svg:d="m10 0-10 30h20z"/>
    <draw:marker draw:name="a87" svg:viewBox="0 0 20 30" svg:d="m10 0-10 30h20z"/>
    <draw:marker draw:name="a32" svg:viewBox="0 0 20 30" svg:d="m10 0-10 30h20z"/>
    <draw:marker draw:name="a70" svg:viewBox="0 0 20 30" svg:d="m10 0-10 30h20z"/>
    <draw:marker draw:name="a72" svg:viewBox="0 0 20 30" svg:d="m10 0-10 30h20z"/>
  </office:styles>
  <office:automatic-styles>
    <style:page-layout style:name="PL0">
      <style:page-layout-properties fo:page-width="21.6562in" fo:page-height="3.9375in" style:print-orientation="landscape" fo:margin-top="0.9847in" fo:margin-left="0.7875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minik Rödler</meta:initial-creator>
    <dc:creator>Dominik Rödler</dc:creator>
    <meta:creation-date>2023-05-01T14:22:00Z</meta:creation-date>
    <dc:date>2023-05-01T15:32:00Z</dc:date>
    <meta:print-date>2023-05-01T15:19:00Z</meta:print-date>
    <meta:template xlink:href="Normal" xlink:type="simple"/>
    <meta:editing-cycles>11</meta:editing-cycles>
    <meta:editing-duration>PT0S</meta:editing-duration>
    <meta:document-statistic meta:page-count="1" meta:paragraph-count="1" meta:word-count="13" meta:character-count="99" meta:row-count="1" meta:non-whitespace-character-count="87"/>
  </office:meta>
</office:document-meta>
</file>